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76.08mm" svg:y="1mm">
            <draw:object draw:notify-on-update-of-ranges="Sheet1.A1:Sheet1.A127 Sheet1.C1:Sheet1.C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([.A1]/127)*50000" office:value-type="float" office:value="393.700787401575" calcext:value-type="float">
            <text:p>394</text:p>
          </table:table-cell>
          <table:table-cell table:formula="of:=ROUND(([.B1]*50000)/([.B1]+50000);0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2]/127)*50000" office:value-type="float" office:value="787.40157480315" calcext:value-type="float">
            <text:p>787</text:p>
          </table:table-cell>
          <table:table-cell table:formula="of:=ROUND(([.B2]*50000)/([.B2]+50000);0)"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3]/127)*50000" office:value-type="float" office:value="1181.10236220472" calcext:value-type="float">
            <text:p>1181</text:p>
          </table:table-cell>
          <table:table-cell table:formula="of:=ROUND(([.B3]*50000)/([.B3]+50000);0)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4]/127)*50000" office:value-type="float" office:value="1574.8031496063" calcext:value-type="float">
            <text:p>1575</text:p>
          </table:table-cell>
          <table:table-cell table:formula="of:=ROUND(([.B4]*50000)/([.B4]+50000);0)"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5]/127)*50000" office:value-type="float" office:value="1968.50393700787" calcext:value-type="float">
            <text:p>1969</text:p>
          </table:table-cell>
          <table:table-cell table:formula="of:=ROUND(([.B5]*50000)/([.B5]+50000);0)"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6]/127)*50000" office:value-type="float" office:value="2362.20472440945" calcext:value-type="float">
            <text:p>2362</text:p>
          </table:table-cell>
          <table:table-cell table:formula="of:=ROUND(([.B6]*50000)/([.B6]+50000);0)"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7]/127)*50000" office:value-type="float" office:value="2755.90551181102" calcext:value-type="float">
            <text:p>2756</text:p>
          </table:table-cell>
          <table:table-cell table:formula="of:=ROUND(([.B7]*50000)/([.B7]+50000);0)"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8]/127)*50000" office:value-type="float" office:value="3149.6062992126" calcext:value-type="float">
            <text:p>3150</text:p>
          </table:table-cell>
          <table:table-cell table:formula="of:=ROUND(([.B8]*50000)/([.B8]+50000);0)"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9]/127)*50000" office:value-type="float" office:value="3543.30708661417" calcext:value-type="float">
            <text:p>3543</text:p>
          </table:table-cell>
          <table:table-cell table:formula="of:=ROUND(([.B9]*50000)/([.B9]+50000);0)"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0]/127)*50000" office:value-type="float" office:value="3937.00787401575" calcext:value-type="float">
            <text:p>3937</text:p>
          </table:table-cell>
          <table:table-cell table:formula="of:=ROUND(([.B10]*50000)/([.B10]+50000);0)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1]/127)*50000" office:value-type="float" office:value="4330.70866141732" calcext:value-type="float">
            <text:p>4331</text:p>
          </table:table-cell>
          <table:table-cell table:formula="of:=ROUND(([.B11]*50000)/([.B11]+50000);0)"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2]/127)*50000" office:value-type="float" office:value="4724.4094488189" calcext:value-type="float">
            <text:p>4724</text:p>
          </table:table-cell>
          <table:table-cell table:formula="of:=ROUND(([.B12]*50000)/([.B12]+50000);0)" office:value-type="float" office:value="4317" calcext:value-type="float">
            <text:p>43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3]/127)*50000" office:value-type="float" office:value="5118.11023622047" calcext:value-type="float">
            <text:p>5118</text:p>
          </table:table-cell>
          <table:table-cell table:formula="of:=ROUND(([.B13]*50000)/([.B13]+50000);0)" office:value-type="float" office:value="4643" calcext:value-type="float">
            <text:p>46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4]/127)*50000" office:value-type="float" office:value="5511.81102362205" calcext:value-type="float">
            <text:p>5512</text:p>
          </table:table-cell>
          <table:table-cell table:formula="of:=ROUND(([.B14]*50000)/([.B14]+50000);0)" office:value-type="float" office:value="4965" calcext:value-type="float">
            <text:p>49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5]/127)*50000" office:value-type="float" office:value="5905.51181102362" calcext:value-type="float">
            <text:p>5906</text:p>
          </table:table-cell>
          <table:table-cell table:formula="of:=ROUND(([.B15]*50000)/([.B15]+50000);0)" office:value-type="float" office:value="5282" calcext:value-type="float">
            <text:p>52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6]/127)*50000" office:value-type="float" office:value="6299.2125984252" calcext:value-type="float">
            <text:p>6299</text:p>
          </table:table-cell>
          <table:table-cell table:formula="of:=ROUND(([.B16]*50000)/([.B16]+50000);0)" office:value-type="float" office:value="5594" calcext:value-type="float">
            <text:p>55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7]/127)*50000" office:value-type="float" office:value="6692.91338582677" calcext:value-type="float">
            <text:p>6693</text:p>
          </table:table-cell>
          <table:table-cell table:formula="of:=ROUND(([.B17]*50000)/([.B17]+50000);0)" office:value-type="float" office:value="5903" calcext:value-type="float">
            <text:p>59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18]/127)*50000" office:value-type="float" office:value="7086.61417322835" calcext:value-type="float">
            <text:p>7087</text:p>
          </table:table-cell>
          <table:table-cell table:formula="of:=ROUND(([.B18]*50000)/([.B18]+50000);0)" office:value-type="float" office:value="6207" calcext:value-type="float">
            <text:p>62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19]/127)*50000" office:value-type="float" office:value="7480.31496062992" calcext:value-type="float">
            <text:p>7480</text:p>
          </table:table-cell>
          <table:table-cell table:formula="of:=ROUND(([.B19]*50000)/([.B19]+50000);0)" office:value-type="float" office:value="6507" calcext:value-type="float">
            <text:p>65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20]/127)*50000" office:value-type="float" office:value="7874.0157480315" calcext:value-type="float">
            <text:p>7874</text:p>
          </table:table-cell>
          <table:table-cell table:formula="of:=ROUND(([.B20]*50000)/([.B20]+50000);0)" office:value-type="float" office:value="6803" calcext:value-type="float">
            <text:p>68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21]/127)*50000" office:value-type="float" office:value="8267.71653543307" calcext:value-type="float">
            <text:p>8268</text:p>
          </table:table-cell>
          <table:table-cell table:formula="of:=ROUND(([.B21]*50000)/([.B21]+50000);0)" office:value-type="float" office:value="7095" calcext:value-type="float">
            <text:p>70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A22]/127)*50000" office:value-type="float" office:value="8661.41732283465" calcext:value-type="float">
            <text:p>8661</text:p>
          </table:table-cell>
          <table:table-cell table:formula="of:=ROUND(([.B22]*50000)/([.B22]+50000);0)" office:value-type="float" office:value="7383" calcext:value-type="float">
            <text:p>73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23]/127)*50000" office:value-type="float" office:value="9055.11811023622" calcext:value-type="float">
            <text:p>9055</text:p>
          </table:table-cell>
          <table:table-cell table:formula="of:=ROUND(([.B23]*50000)/([.B23]+50000);0)" office:value-type="float" office:value="7667" calcext:value-type="float">
            <text:p>7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24]/127)*50000" office:value-type="float" office:value="9448.81889763779" calcext:value-type="float">
            <text:p>9449</text:p>
          </table:table-cell>
          <table:table-cell table:formula="of:=ROUND(([.B24]*50000)/([.B24]+50000);0)" office:value-type="float" office:value="7947" calcext:value-type="float">
            <text:p>79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25]/127)*50000" office:value-type="float" office:value="9842.51968503937" calcext:value-type="float">
            <text:p>9843</text:p>
          </table:table-cell>
          <table:table-cell table:formula="of:=ROUND(([.B25]*50000)/([.B25]+50000);0)" office:value-type="float" office:value="8224" calcext:value-type="float">
            <text:p>82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26]/127)*50000" office:value-type="float" office:value="10236.2204724409" calcext:value-type="float">
            <text:p>10236</text:p>
          </table:table-cell>
          <table:table-cell table:formula="of:=ROUND(([.B26]*50000)/([.B26]+50000);0)" office:value-type="float" office:value="8497" calcext:value-type="float">
            <text:p>84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27]/127)*50000" office:value-type="float" office:value="10629.9212598425" calcext:value-type="float">
            <text:p>10630</text:p>
          </table:table-cell>
          <table:table-cell table:formula="of:=ROUND(([.B27]*50000)/([.B27]+50000);0)" office:value-type="float" office:value="8766" calcext:value-type="float">
            <text:p>87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28]/127)*50000" office:value-type="float" office:value="11023.6220472441" calcext:value-type="float">
            <text:p>11024</text:p>
          </table:table-cell>
          <table:table-cell table:formula="of:=ROUND(([.B28]*50000)/([.B28]+50000);0)" office:value-type="float" office:value="9032" calcext:value-type="float">
            <text:p>90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A29]/127)*50000" office:value-type="float" office:value="11417.3228346457" calcext:value-type="float">
            <text:p>11417</text:p>
          </table:table-cell>
          <table:table-cell table:formula="of:=ROUND(([.B29]*50000)/([.B29]+50000);0)" office:value-type="float" office:value="9295" calcext:value-type="float">
            <text:p>92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30]/127)*50000" office:value-type="float" office:value="11811.0236220472" calcext:value-type="float">
            <text:p>11811</text:p>
          </table:table-cell>
          <table:table-cell table:formula="of:=ROUND(([.B30]*50000)/([.B30]+50000);0)" office:value-type="float" office:value="9554" calcext:value-type="float">
            <text:p>95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A31]/127)*50000" office:value-type="float" office:value="12204.7244094488" calcext:value-type="float">
            <text:p>12205</text:p>
          </table:table-cell>
          <table:table-cell table:formula="of:=ROUND(([.B31]*50000)/([.B31]+50000);0)" office:value-type="float" office:value="9810" calcext:value-type="float">
            <text:p>98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A32]/127)*50000" office:value-type="float" office:value="12598.4251968504" calcext:value-type="float">
            <text:p>12598</text:p>
          </table:table-cell>
          <table:table-cell table:formula="of:=ROUND(([.B32]*50000)/([.B32]+50000);0)" office:value-type="float" office:value="10063" calcext:value-type="float">
            <text:p>100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A33]/127)*50000" office:value-type="float" office:value="12992.125984252" calcext:value-type="float">
            <text:p>12992</text:p>
          </table:table-cell>
          <table:table-cell table:formula="of:=ROUND(([.B33]*50000)/([.B33]+50000);0)" office:value-type="float" office:value="10313" calcext:value-type="float">
            <text:p>103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A34]/127)*50000" office:value-type="float" office:value="13385.8267716535" calcext:value-type="float">
            <text:p>13386</text:p>
          </table:table-cell>
          <table:table-cell table:formula="of:=ROUND(([.B34]*50000)/([.B34]+50000);0)" office:value-type="float" office:value="10559" calcext:value-type="float">
            <text:p>105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A35]/127)*50000" office:value-type="float" office:value="13779.5275590551" calcext:value-type="float">
            <text:p>13780</text:p>
          </table:table-cell>
          <table:table-cell table:formula="of:=ROUND(([.B35]*50000)/([.B35]+50000);0)" office:value-type="float" office:value="10802" calcext:value-type="float">
            <text:p>108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A36]/127)*50000" office:value-type="float" office:value="14173.2283464567" calcext:value-type="float">
            <text:p>14173</text:p>
          </table:table-cell>
          <table:table-cell table:formula="of:=ROUND(([.B36]*50000)/([.B36]+50000);0)" office:value-type="float" office:value="11043" calcext:value-type="float">
            <text:p>110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A37]/127)*50000" office:value-type="float" office:value="14566.9291338583" calcext:value-type="float">
            <text:p>14567</text:p>
          </table:table-cell>
          <table:table-cell table:formula="of:=ROUND(([.B37]*50000)/([.B37]+50000);0)" office:value-type="float" office:value="11280" calcext:value-type="float">
            <text:p>1128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A38]/127)*50000" office:value-type="float" office:value="14960.6299212598" calcext:value-type="float">
            <text:p>14961</text:p>
          </table:table-cell>
          <table:table-cell table:formula="of:=ROUND(([.B38]*50000)/([.B38]+50000);0)" office:value-type="float" office:value="11515" calcext:value-type="float">
            <text:p>115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A39]/127)*50000" office:value-type="float" office:value="15354.3307086614" calcext:value-type="float">
            <text:p>15354</text:p>
          </table:table-cell>
          <table:table-cell table:formula="of:=ROUND(([.B39]*50000)/([.B39]+50000);0)" office:value-type="float" office:value="11747" calcext:value-type="float">
            <text:p>117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40]/127)*50000" office:value-type="float" office:value="15748.031496063" calcext:value-type="float">
            <text:p>15748</text:p>
          </table:table-cell>
          <table:table-cell table:formula="of:=ROUND(([.B40]*50000)/([.B40]+50000);0)" office:value-type="float" office:value="11976" calcext:value-type="float">
            <text:p>119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A41]/127)*50000" office:value-type="float" office:value="16141.7322834646" calcext:value-type="float">
            <text:p>16142</text:p>
          </table:table-cell>
          <table:table-cell table:formula="of:=ROUND(([.B41]*50000)/([.B41]+50000);0)" office:value-type="float" office:value="12202" calcext:value-type="float">
            <text:p>122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A42]/127)*50000" office:value-type="float" office:value="16535.4330708661" calcext:value-type="float">
            <text:p>16535</text:p>
          </table:table-cell>
          <table:table-cell table:formula="of:=ROUND(([.B42]*50000)/([.B42]+50000);0)" office:value-type="float" office:value="12426" calcext:value-type="float">
            <text:p>124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A43]/127)*50000" office:value-type="float" office:value="16929.1338582677" calcext:value-type="float">
            <text:p>16929</text:p>
          </table:table-cell>
          <table:table-cell table:formula="of:=ROUND(([.B43]*50000)/([.B43]+50000);0)" office:value-type="float" office:value="12647" calcext:value-type="float">
            <text:p>126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A44]/127)*50000" office:value-type="float" office:value="17322.8346456693" calcext:value-type="float">
            <text:p>17323</text:p>
          </table:table-cell>
          <table:table-cell table:formula="of:=ROUND(([.B44]*50000)/([.B44]+50000);0)" office:value-type="float" office:value="12865" calcext:value-type="float">
            <text:p>128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A45]/127)*50000" office:value-type="float" office:value="17716.5354330709" calcext:value-type="float">
            <text:p>17717</text:p>
          </table:table-cell>
          <table:table-cell table:formula="of:=ROUND(([.B45]*50000)/([.B45]+50000);0)" office:value-type="float" office:value="13081" calcext:value-type="float">
            <text:p>130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A46]/127)*50000" office:value-type="float" office:value="18110.2362204724" calcext:value-type="float">
            <text:p>18110</text:p>
          </table:table-cell>
          <table:table-cell table:formula="of:=ROUND(([.B46]*50000)/([.B46]+50000);0)" office:value-type="float" office:value="13295" calcext:value-type="float">
            <text:p>132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A47]/127)*50000" office:value-type="float" office:value="18503.937007874" calcext:value-type="float">
            <text:p>18504</text:p>
          </table:table-cell>
          <table:table-cell table:formula="of:=ROUND(([.B47]*50000)/([.B47]+50000);0)" office:value-type="float" office:value="13506" calcext:value-type="float">
            <text:p>135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A48]/127)*50000" office:value-type="float" office:value="18897.6377952756" calcext:value-type="float">
            <text:p>18898</text:p>
          </table:table-cell>
          <table:table-cell table:formula="of:=ROUND(([.B48]*50000)/([.B48]+50000);0)" office:value-type="float" office:value="13714" calcext:value-type="float">
            <text:p>137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A49]/127)*50000" office:value-type="float" office:value="19291.3385826772" calcext:value-type="float">
            <text:p>19291</text:p>
          </table:table-cell>
          <table:table-cell table:formula="of:=ROUND(([.B49]*50000)/([.B49]+50000);0)" office:value-type="float" office:value="13920" calcext:value-type="float">
            <text:p>139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A50]/127)*50000" office:value-type="float" office:value="19685.0393700787" calcext:value-type="float">
            <text:p>19685</text:p>
          </table:table-cell>
          <table:table-cell table:formula="of:=ROUND(([.B50]*50000)/([.B50]+50000);0)" office:value-type="float" office:value="14124" calcext:value-type="float">
            <text:p>141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A51]/127)*50000" office:value-type="float" office:value="20078.7401574803" calcext:value-type="float">
            <text:p>20079</text:p>
          </table:table-cell>
          <table:table-cell table:formula="of:=ROUND(([.B51]*50000)/([.B51]+50000);0)" office:value-type="float" office:value="14326" calcext:value-type="float">
            <text:p>143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A52]/127)*50000" office:value-type="float" office:value="20472.4409448819" calcext:value-type="float">
            <text:p>20472</text:p>
          </table:table-cell>
          <table:table-cell table:formula="of:=ROUND(([.B52]*50000)/([.B52]+50000);0)" office:value-type="float" office:value="14525" calcext:value-type="float">
            <text:p>145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A53]/127)*50000" office:value-type="float" office:value="20866.1417322835" calcext:value-type="float">
            <text:p>20866</text:p>
          </table:table-cell>
          <table:table-cell table:formula="of:=ROUND(([.B53]*50000)/([.B53]+50000);0)" office:value-type="float" office:value="14722" calcext:value-type="float">
            <text:p>147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A54]/127)*50000" office:value-type="float" office:value="21259.842519685" calcext:value-type="float">
            <text:p>21260</text:p>
          </table:table-cell>
          <table:table-cell table:formula="of:=ROUND(([.B54]*50000)/([.B54]+50000);0)" office:value-type="float" office:value="14917" calcext:value-type="float">
            <text:p>149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A55]/127)*50000" office:value-type="float" office:value="21653.5433070866" calcext:value-type="float">
            <text:p>21654</text:p>
          </table:table-cell>
          <table:table-cell table:formula="of:=ROUND(([.B55]*50000)/([.B55]+50000);0)" office:value-type="float" office:value="15110" calcext:value-type="float">
            <text:p>151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A56]/127)*50000" office:value-type="float" office:value="22047.2440944882" calcext:value-type="float">
            <text:p>22047</text:p>
          </table:table-cell>
          <table:table-cell table:formula="of:=ROUND(([.B56]*50000)/([.B56]+50000);0)" office:value-type="float" office:value="15301" calcext:value-type="float">
            <text:p>153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A57]/127)*50000" office:value-type="float" office:value="22440.9448818898" calcext:value-type="float">
            <text:p>22441</text:p>
          </table:table-cell>
          <table:table-cell table:formula="of:=ROUND(([.B57]*50000)/([.B57]+50000);0)" office:value-type="float" office:value="15489" calcext:value-type="float">
            <text:p>154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A58]/127)*50000" office:value-type="float" office:value="22834.6456692913" calcext:value-type="float">
            <text:p>22835</text:p>
          </table:table-cell>
          <table:table-cell table:formula="of:=ROUND(([.B58]*50000)/([.B58]+50000);0)" office:value-type="float" office:value="15676" calcext:value-type="float">
            <text:p>156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A59]/127)*50000" office:value-type="float" office:value="23228.3464566929" calcext:value-type="float">
            <text:p>23228</text:p>
          </table:table-cell>
          <table:table-cell table:formula="of:=ROUND(([.B59]*50000)/([.B59]+50000);0)" office:value-type="float" office:value="15860" calcext:value-type="float">
            <text:p>158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A60]/127)*50000" office:value-type="float" office:value="23622.0472440945" calcext:value-type="float">
            <text:p>23622</text:p>
          </table:table-cell>
          <table:table-cell table:formula="of:=ROUND(([.B60]*50000)/([.B60]+50000);0)" office:value-type="float" office:value="16043" calcext:value-type="float">
            <text:p>160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A61]/127)*50000" office:value-type="float" office:value="24015.7480314961" calcext:value-type="float">
            <text:p>24016</text:p>
          </table:table-cell>
          <table:table-cell table:formula="of:=ROUND(([.B61]*50000)/([.B61]+50000);0)" office:value-type="float" office:value="16223" calcext:value-type="float">
            <text:p>162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A62]/127)*50000" office:value-type="float" office:value="24409.4488188976" calcext:value-type="float">
            <text:p>24409</text:p>
          </table:table-cell>
          <table:table-cell table:formula="of:=ROUND(([.B62]*50000)/([.B62]+50000);0)" office:value-type="float" office:value="16402" calcext:value-type="float">
            <text:p>164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A63]/127)*50000" office:value-type="float" office:value="24803.1496062992" calcext:value-type="float">
            <text:p>24803</text:p>
          </table:table-cell>
          <table:table-cell table:formula="of:=ROUND(([.B63]*50000)/([.B63]+50000);0)" office:value-type="float" office:value="16579" calcext:value-type="float">
            <text:p>165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A64]/127)*50000" office:value-type="float" office:value="25196.8503937008" calcext:value-type="float">
            <text:p>25197</text:p>
          </table:table-cell>
          <table:table-cell table:formula="of:=ROUND(([.B64]*50000)/([.B64]+50000);0)" office:value-type="float" office:value="16754" calcext:value-type="float">
            <text:p>167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A65]/127)*50000" office:value-type="float" office:value="25590.5511811024" calcext:value-type="float">
            <text:p>25591</text:p>
          </table:table-cell>
          <table:table-cell table:formula="of:=ROUND(([.B65]*50000)/([.B65]+50000);0)" office:value-type="float" office:value="16927" calcext:value-type="float">
            <text:p>169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A66]/127)*50000" office:value-type="float" office:value="25984.2519685039" calcext:value-type="float">
            <text:p>25984</text:p>
          </table:table-cell>
          <table:table-cell table:formula="of:=ROUND(([.B66]*50000)/([.B66]+50000);0)" office:value-type="float" office:value="17098" calcext:value-type="float">
            <text:p>170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A67]/127)*50000" office:value-type="float" office:value="26377.9527559055" calcext:value-type="float">
            <text:p>26378</text:p>
          </table:table-cell>
          <table:table-cell table:formula="of:=ROUND(([.B67]*50000)/([.B67]+50000);0)" office:value-type="float" office:value="17268" calcext:value-type="float">
            <text:p>172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A68]/127)*50000" office:value-type="float" office:value="26771.6535433071" calcext:value-type="float">
            <text:p>26772</text:p>
          </table:table-cell>
          <table:table-cell table:formula="of:=ROUND(([.B68]*50000)/([.B68]+50000);0)" office:value-type="float" office:value="17436" calcext:value-type="float">
            <text:p>174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A69]/127)*50000" office:value-type="float" office:value="27165.3543307087" calcext:value-type="float">
            <text:p>27165</text:p>
          </table:table-cell>
          <table:table-cell table:formula="of:=ROUND(([.B69]*50000)/([.B69]+50000);0)" office:value-type="float" office:value="17602" calcext:value-type="float">
            <text:p>176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A70]/127)*50000" office:value-type="float" office:value="27559.0551181102" calcext:value-type="float">
            <text:p>27559</text:p>
          </table:table-cell>
          <table:table-cell table:formula="of:=ROUND(([.B70]*50000)/([.B70]+50000);0)" office:value-type="float" office:value="17766" calcext:value-type="float">
            <text:p>177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A71]/127)*50000" office:value-type="float" office:value="27952.7559055118" calcext:value-type="float">
            <text:p>27953</text:p>
          </table:table-cell>
          <table:table-cell table:formula="of:=ROUND(([.B71]*50000)/([.B71]+50000);0)" office:value-type="float" office:value="17929" calcext:value-type="float">
            <text:p>179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A72]/127)*50000" office:value-type="float" office:value="28346.4566929134" calcext:value-type="float">
            <text:p>28346</text:p>
          </table:table-cell>
          <table:table-cell table:formula="of:=ROUND(([.B72]*50000)/([.B72]+50000);0)" office:value-type="float" office:value="18090" calcext:value-type="float">
            <text:p>1809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A73]/127)*50000" office:value-type="float" office:value="28740.157480315" calcext:value-type="float">
            <text:p>28740</text:p>
          </table:table-cell>
          <table:table-cell table:formula="of:=ROUND(([.B73]*50000)/([.B73]+50000);0)" office:value-type="float" office:value="18250" calcext:value-type="float">
            <text:p>1825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A74]/127)*50000" office:value-type="float" office:value="29133.8582677165" calcext:value-type="float">
            <text:p>29134</text:p>
          </table:table-cell>
          <table:table-cell table:formula="of:=ROUND(([.B74]*50000)/([.B74]+50000);0)" office:value-type="float" office:value="18408" calcext:value-type="float">
            <text:p>184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A75]/127)*50000" office:value-type="float" office:value="29527.5590551181" calcext:value-type="float">
            <text:p>29528</text:p>
          </table:table-cell>
          <table:table-cell table:formula="of:=ROUND(([.B75]*50000)/([.B75]+50000);0)" office:value-type="float" office:value="18564" calcext:value-type="float">
            <text:p>185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A76]/127)*50000" office:value-type="float" office:value="29921.2598425197" calcext:value-type="float">
            <text:p>29921</text:p>
          </table:table-cell>
          <table:table-cell table:formula="of:=ROUND(([.B76]*50000)/([.B76]+50000);0)" office:value-type="float" office:value="18719" calcext:value-type="float">
            <text:p>187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A77]/127)*50000" office:value-type="float" office:value="30314.9606299213" calcext:value-type="float">
            <text:p>30315</text:p>
          </table:table-cell>
          <table:table-cell table:formula="of:=ROUND(([.B77]*50000)/([.B77]+50000);0)" office:value-type="float" office:value="18873" calcext:value-type="float">
            <text:p>188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A78]/127)*50000" office:value-type="float" office:value="30708.6614173228" calcext:value-type="float">
            <text:p>30709</text:p>
          </table:table-cell>
          <table:table-cell table:formula="of:=ROUND(([.B78]*50000)/([.B78]+50000);0)" office:value-type="float" office:value="19024" calcext:value-type="float">
            <text:p>190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A79]/127)*50000" office:value-type="float" office:value="31102.3622047244" calcext:value-type="float">
            <text:p>31102</text:p>
          </table:table-cell>
          <table:table-cell table:formula="of:=ROUND(([.B79]*50000)/([.B79]+50000);0)" office:value-type="float" office:value="19175" calcext:value-type="float">
            <text:p>191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80]/127)*50000" office:value-type="float" office:value="31496.062992126" calcext:value-type="float">
            <text:p>31496</text:p>
          </table:table-cell>
          <table:table-cell table:formula="of:=ROUND(([.B80]*50000)/([.B80]+50000);0)" office:value-type="float" office:value="19324" calcext:value-type="float">
            <text:p>193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A81]/127)*50000" office:value-type="float" office:value="31889.7637795276" calcext:value-type="float">
            <text:p>31890</text:p>
          </table:table-cell>
          <table:table-cell table:formula="of:=ROUND(([.B81]*50000)/([.B81]+50000);0)" office:value-type="float" office:value="19471" calcext:value-type="float">
            <text:p>194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A82]/127)*50000" office:value-type="float" office:value="32283.4645669291" calcext:value-type="float">
            <text:p>32283</text:p>
          </table:table-cell>
          <table:table-cell table:formula="of:=ROUND(([.B82]*50000)/([.B82]+50000);0)" office:value-type="float" office:value="19617" calcext:value-type="float">
            <text:p>196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A83]/127)*50000" office:value-type="float" office:value="32677.1653543307" calcext:value-type="float">
            <text:p>32677</text:p>
          </table:table-cell>
          <table:table-cell table:formula="of:=ROUND(([.B83]*50000)/([.B83]+50000);0)" office:value-type="float" office:value="19762" calcext:value-type="float">
            <text:p>197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A84]/127)*50000" office:value-type="float" office:value="33070.8661417323" calcext:value-type="float">
            <text:p>33071</text:p>
          </table:table-cell>
          <table:table-cell table:formula="of:=ROUND(([.B84]*50000)/([.B84]+50000);0)" office:value-type="float" office:value="19905" calcext:value-type="float">
            <text:p>199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A85]/127)*50000" office:value-type="float" office:value="33464.5669291339" calcext:value-type="float">
            <text:p>33465</text:p>
          </table:table-cell>
          <table:table-cell table:formula="of:=ROUND(([.B85]*50000)/([.B85]+50000);0)" office:value-type="float" office:value="20047" calcext:value-type="float">
            <text:p>200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A86]/127)*50000" office:value-type="float" office:value="33858.2677165354" calcext:value-type="float">
            <text:p>33858</text:p>
          </table:table-cell>
          <table:table-cell table:formula="of:=ROUND(([.B86]*50000)/([.B86]+50000);0)" office:value-type="float" office:value="20188" calcext:value-type="float">
            <text:p>201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[.A87]/127)*50000" office:value-type="float" office:value="34251.968503937" calcext:value-type="float">
            <text:p>34252</text:p>
          </table:table-cell>
          <table:table-cell table:formula="of:=ROUND(([.B87]*50000)/([.B87]+50000);0)" office:value-type="float" office:value="20327" calcext:value-type="float">
            <text:p>203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[.A88]/127)*50000" office:value-type="float" office:value="34645.6692913386" calcext:value-type="float">
            <text:p>34646</text:p>
          </table:table-cell>
          <table:table-cell table:formula="of:=ROUND(([.B88]*50000)/([.B88]+50000);0)" office:value-type="float" office:value="20465" calcext:value-type="float">
            <text:p>204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[.A89]/127)*50000" office:value-type="float" office:value="35039.3700787402" calcext:value-type="float">
            <text:p>35039</text:p>
          </table:table-cell>
          <table:table-cell table:formula="of:=ROUND(([.B89]*50000)/([.B89]+50000);0)" office:value-type="float" office:value="20602" calcext:value-type="float">
            <text:p>206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A90]/127)*50000" office:value-type="float" office:value="35433.0708661417" calcext:value-type="float">
            <text:p>35433</text:p>
          </table:table-cell>
          <table:table-cell table:formula="of:=ROUND(([.B90]*50000)/([.B90]+50000);0)" office:value-type="float" office:value="20737" calcext:value-type="float">
            <text:p>207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[.A91]/127)*50000" office:value-type="float" office:value="35826.7716535433" calcext:value-type="float">
            <text:p>35827</text:p>
          </table:table-cell>
          <table:table-cell table:formula="of:=ROUND(([.B91]*50000)/([.B91]+50000);0)" office:value-type="float" office:value="20872" calcext:value-type="float">
            <text:p>2087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A92]/127)*50000" office:value-type="float" office:value="36220.4724409449" calcext:value-type="float">
            <text:p>36220</text:p>
          </table:table-cell>
          <table:table-cell table:formula="of:=ROUND(([.B92]*50000)/([.B92]+50000);0)" office:value-type="float" office:value="21005" calcext:value-type="float">
            <text:p>210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A93]/127)*50000" office:value-type="float" office:value="36614.1732283465" calcext:value-type="float">
            <text:p>36614</text:p>
          </table:table-cell>
          <table:table-cell table:formula="of:=ROUND(([.B93]*50000)/([.B93]+50000);0)" office:value-type="float" office:value="21136" calcext:value-type="float">
            <text:p>211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[.A94]/127)*50000" office:value-type="float" office:value="37007.874015748" calcext:value-type="float">
            <text:p>37008</text:p>
          </table:table-cell>
          <table:table-cell table:formula="of:=ROUND(([.B94]*50000)/([.B94]+50000);0)" office:value-type="float" office:value="21267" calcext:value-type="float">
            <text:p>212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[.A95]/127)*50000" office:value-type="float" office:value="37401.5748031496" calcext:value-type="float">
            <text:p>37402</text:p>
          </table:table-cell>
          <table:table-cell table:formula="of:=ROUND(([.B95]*50000)/([.B95]+50000);0)" office:value-type="float" office:value="21396" calcext:value-type="float">
            <text:p>213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[.A96]/127)*50000" office:value-type="float" office:value="37795.2755905512" calcext:value-type="float">
            <text:p>37795</text:p>
          </table:table-cell>
          <table:table-cell table:formula="of:=ROUND(([.B96]*50000)/([.B96]+50000);0)" office:value-type="float" office:value="21525" calcext:value-type="float">
            <text:p>215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[.A97]/127)*50000" office:value-type="float" office:value="38188.9763779528" calcext:value-type="float">
            <text:p>38189</text:p>
          </table:table-cell>
          <table:table-cell table:formula="of:=ROUND(([.B97]*50000)/([.B97]+50000);0)" office:value-type="float" office:value="21652" calcext:value-type="float">
            <text:p>216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[.A98]/127)*50000" office:value-type="float" office:value="38582.6771653543" calcext:value-type="float">
            <text:p>38583</text:p>
          </table:table-cell>
          <table:table-cell table:formula="of:=ROUND(([.B98]*50000)/([.B98]+50000);0)" office:value-type="float" office:value="21778" calcext:value-type="float">
            <text:p>217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[.A99]/127)*50000" office:value-type="float" office:value="38976.3779527559" calcext:value-type="float">
            <text:p>38976</text:p>
          </table:table-cell>
          <table:table-cell table:formula="of:=ROUND(([.B99]*50000)/([.B99]+50000);0)" office:value-type="float" office:value="21903" calcext:value-type="float">
            <text:p>219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100]/127)*50000" office:value-type="float" office:value="39370.0787401575" calcext:value-type="float">
            <text:p>39370</text:p>
          </table:table-cell>
          <table:table-cell table:formula="of:=ROUND(([.B100]*50000)/([.B100]+50000);0)" office:value-type="float" office:value="22026" calcext:value-type="float">
            <text:p>220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[.A101]/127)*50000" office:value-type="float" office:value="39763.7795275591" calcext:value-type="float">
            <text:p>39764</text:p>
          </table:table-cell>
          <table:table-cell table:formula="of:=ROUND(([.B101]*50000)/([.B101]+50000);0)" office:value-type="float" office:value="22149" calcext:value-type="float">
            <text:p>221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[.A102]/127)*50000" office:value-type="float" office:value="40157.4803149606" calcext:value-type="float">
            <text:p>40157</text:p>
          </table:table-cell>
          <table:table-cell table:formula="of:=ROUND(([.B102]*50000)/([.B102]+50000);0)" office:value-type="float" office:value="22271" calcext:value-type="float">
            <text:p>2227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[.A103]/127)*50000" office:value-type="float" office:value="40551.1811023622" calcext:value-type="float">
            <text:p>40551</text:p>
          </table:table-cell>
          <table:table-cell table:formula="of:=ROUND(([.B103]*50000)/([.B103]+50000);0)" office:value-type="float" office:value="22391" calcext:value-type="float">
            <text:p>2239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[.A104]/127)*50000" office:value-type="float" office:value="40944.8818897638" calcext:value-type="float">
            <text:p>40945</text:p>
          </table:table-cell>
          <table:table-cell table:formula="of:=ROUND(([.B104]*50000)/([.B104]+50000);0)" office:value-type="float" office:value="22511" calcext:value-type="float">
            <text:p>225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[.A105]/127)*50000" office:value-type="float" office:value="41338.5826771654" calcext:value-type="float">
            <text:p>41339</text:p>
          </table:table-cell>
          <table:table-cell table:formula="of:=ROUND(([.B105]*50000)/([.B105]+50000);0)" office:value-type="float" office:value="22629" calcext:value-type="float">
            <text:p>226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[.A106]/127)*50000" office:value-type="float" office:value="41732.2834645669" calcext:value-type="float">
            <text:p>41732</text:p>
          </table:table-cell>
          <table:table-cell table:formula="of:=ROUND(([.B106]*50000)/([.B106]+50000);0)" office:value-type="float" office:value="22747" calcext:value-type="float">
            <text:p>227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[.A107]/127)*50000" office:value-type="float" office:value="42125.9842519685" calcext:value-type="float">
            <text:p>42126</text:p>
          </table:table-cell>
          <table:table-cell table:formula="of:=ROUND(([.B107]*50000)/([.B107]+50000);0)" office:value-type="float" office:value="22863" calcext:value-type="float">
            <text:p>228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[.A108]/127)*50000" office:value-type="float" office:value="42519.6850393701" calcext:value-type="float">
            <text:p>42520</text:p>
          </table:table-cell>
          <table:table-cell table:formula="of:=ROUND(([.B108]*50000)/([.B108]+50000);0)" office:value-type="float" office:value="22979" calcext:value-type="float">
            <text:p>229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[.A109]/127)*50000" office:value-type="float" office:value="42913.3858267717" calcext:value-type="float">
            <text:p>42913</text:p>
          </table:table-cell>
          <table:table-cell table:formula="of:=ROUND(([.B109]*50000)/([.B109]+50000);0)" office:value-type="float" office:value="23093" calcext:value-type="float">
            <text:p>230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A110]/127)*50000" office:value-type="float" office:value="43307.0866141732" calcext:value-type="float">
            <text:p>43307</text:p>
          </table:table-cell>
          <table:table-cell table:formula="of:=ROUND(([.B110]*50000)/([.B110]+50000);0)" office:value-type="float" office:value="23207" calcext:value-type="float">
            <text:p>2320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[.A111]/127)*50000" office:value-type="float" office:value="43700.7874015748" calcext:value-type="float">
            <text:p>43701</text:p>
          </table:table-cell>
          <table:table-cell table:formula="of:=ROUND(([.B111]*50000)/([.B111]+50000);0)" office:value-type="float" office:value="23319" calcext:value-type="float">
            <text:p>2331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[.A112]/127)*50000" office:value-type="float" office:value="44094.4881889764" calcext:value-type="float">
            <text:p>44094</text:p>
          </table:table-cell>
          <table:table-cell table:formula="of:=ROUND(([.B112]*50000)/([.B112]+50000);0)" office:value-type="float" office:value="23431" calcext:value-type="float">
            <text:p>234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[.A113]/127)*50000" office:value-type="float" office:value="44488.188976378" calcext:value-type="float">
            <text:p>44488</text:p>
          </table:table-cell>
          <table:table-cell table:formula="of:=ROUND(([.B113]*50000)/([.B113]+50000);0)" office:value-type="float" office:value="23542" calcext:value-type="float">
            <text:p>2354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[.A114]/127)*50000" office:value-type="float" office:value="44881.8897637795" calcext:value-type="float">
            <text:p>44882</text:p>
          </table:table-cell>
          <table:table-cell table:formula="of:=ROUND(([.B114]*50000)/([.B114]+50000);0)" office:value-type="float" office:value="23651" calcext:value-type="float">
            <text:p>236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[.A115]/127)*50000" office:value-type="float" office:value="45275.5905511811" calcext:value-type="float">
            <text:p>45276</text:p>
          </table:table-cell>
          <table:table-cell table:formula="of:=ROUND(([.B115]*50000)/([.B115]+50000);0)" office:value-type="float" office:value="23760" calcext:value-type="float">
            <text:p>237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[.A116]/127)*50000" office:value-type="float" office:value="45669.2913385827" calcext:value-type="float">
            <text:p>45669</text:p>
          </table:table-cell>
          <table:table-cell table:formula="of:=ROUND(([.B116]*50000)/([.B116]+50000);0)" office:value-type="float" office:value="23868" calcext:value-type="float">
            <text:p>2386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[.A117]/127)*50000" office:value-type="float" office:value="46062.9921259843" calcext:value-type="float">
            <text:p>46063</text:p>
          </table:table-cell>
          <table:table-cell table:formula="of:=ROUND(([.B117]*50000)/([.B117]+50000);0)" office:value-type="float" office:value="23975" calcext:value-type="float">
            <text:p>2397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[.A118]/127)*50000" office:value-type="float" office:value="46456.6929133858" calcext:value-type="float">
            <text:p>46457</text:p>
          </table:table-cell>
          <table:table-cell table:formula="of:=ROUND(([.B118]*50000)/([.B118]+50000);0)" office:value-type="float" office:value="24082" calcext:value-type="float">
            <text:p>2408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[.A119]/127)*50000" office:value-type="float" office:value="46850.3937007874" calcext:value-type="float">
            <text:p>46850</text:p>
          </table:table-cell>
          <table:table-cell table:formula="of:=ROUND(([.B119]*50000)/([.B119]+50000);0)" office:value-type="float" office:value="24187" calcext:value-type="float">
            <text:p>2418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A120]/127)*50000" office:value-type="float" office:value="47244.094488189" calcext:value-type="float">
            <text:p>47244</text:p>
          </table:table-cell>
          <table:table-cell table:formula="of:=ROUND(([.B120]*50000)/([.B120]+50000);0)" office:value-type="float" office:value="24291" calcext:value-type="float">
            <text:p>2429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[.A121]/127)*50000" office:value-type="float" office:value="47637.7952755905" calcext:value-type="float">
            <text:p>47638</text:p>
          </table:table-cell>
          <table:table-cell table:formula="of:=ROUND(([.B121]*50000)/([.B121]+50000);0)" office:value-type="float" office:value="24395" calcext:value-type="float">
            <text:p>243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[.A122]/127)*50000" office:value-type="float" office:value="48031.4960629921" calcext:value-type="float">
            <text:p>48031</text:p>
          </table:table-cell>
          <table:table-cell table:formula="of:=ROUND(([.B122]*50000)/([.B122]+50000);0)" office:value-type="float" office:value="24498" calcext:value-type="float">
            <text:p>2449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[.A123]/127)*50000" office:value-type="float" office:value="48425.1968503937" calcext:value-type="float">
            <text:p>48425</text:p>
          </table:table-cell>
          <table:table-cell table:formula="of:=ROUND(([.B123]*50000)/([.B123]+50000);0)" office:value-type="float" office:value="24600" calcext:value-type="float">
            <text:p>246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[.A124]/127)*50000" office:value-type="float" office:value="48818.8976377953" calcext:value-type="float">
            <text:p>48819</text:p>
          </table:table-cell>
          <table:table-cell table:formula="of:=ROUND(([.B124]*50000)/([.B124]+50000);0)" office:value-type="float" office:value="24701" calcext:value-type="float">
            <text:p>247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[.A125]/127)*50000" office:value-type="float" office:value="49212.5984251969" calcext:value-type="float">
            <text:p>49213</text:p>
          </table:table-cell>
          <table:table-cell table:formula="of:=ROUND(([.B125]*50000)/([.B125]+50000);0)" office:value-type="float" office:value="24802" calcext:value-type="float">
            <text:p>2480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[.A126]/127)*50000" office:value-type="float" office:value="49606.2992125984" calcext:value-type="float">
            <text:p>49606</text:p>
          </table:table-cell>
          <table:table-cell table:formula="of:=ROUND(([.B126]*50000)/([.B126]+50000);0)" office:value-type="float" office:value="24901" calcext:value-type="float">
            <text:p>249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[.A127]/127)*50000" office:value-type="float" office:value="50000" calcext:value-type="float">
            <text:p>50000</text:p>
          </table:table-cell>
          <table:table-cell table:formula="of:=ROUND(([.B127]*50000)/([.B127]+50000);0)" office:value-type="float" office:value="25000" calcext:value-type="float">
            <text:p>25000</text:p>
          </table:table-cell>
        </table:table-row>
        <table:table-row table:style-name="ro1" table:number-rows-repeated="104844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bg" fo:country="BG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bg" fo:country="BG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0:26:01.166000000</meta:creation-date>
    <dc:date>2018-02-11T15:27:22.647000000</dc:date>
    <meta:editing-duration>PT4H41M1S</meta:editing-duration>
    <meta:editing-cycles>1</meta:editing-cycles>
    <meta:document-statistic meta:table-count="1" meta:cell-count="381" meta:object-count="1"/>
    <meta:generator>LibreOffice/6.0.0.3$Windows_x86 LibreOffice_project/64a0f66915f38c6217de274f0aa8e1561892476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9cm" svg:y="4.198cm" style:legend-expansion="high" chart:style-name="ch2"/>
        <chart:plot-area chart:style-name="ch3" table:cell-range-address="Sheet1.A1:Sheet1.A127 Sheet1.C1:Sheet1.C127" svg:x="0.32cm" svg:y="0.18cm" svg:width="13.039cm" svg:height="8.64cm">
          <chartooo:coordinate-region svg:x="1.524cm" svg:y="0.382cm" svg:width="11.547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27" chart:class="chart:scatter">
            <chart:domain table:cell-range-address="Sheet1.A1:Sheet1.A127"/>
            <chart:data-point chart:repeated="1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27</svg:desc>
                </draw:g>
              </table:table-cell>
              <table:table-cell office:value-type="float" office:value="391">
                <text:p>391</text:p>
                <draw:g>
                  <svg:desc>Sheet1.C1:Sheet1.C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643">
                <text:p>4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282">
                <text:p>52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594">
                <text:p>55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207">
                <text:p>62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507">
                <text:p>6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095">
                <text:p>7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383">
                <text:p>73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947">
                <text:p>79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224">
                <text:p>8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497">
                <text:p>84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766">
                <text:p>8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295">
                <text:p>9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554">
                <text:p>95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810">
                <text:p>98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063">
                <text:p>100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313">
                <text:p>103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559">
                <text:p>1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802">
                <text:p>108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043">
                <text:p>11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280">
                <text:p>112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515">
                <text:p>11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747">
                <text:p>117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2202">
                <text:p>122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426">
                <text:p>124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2647">
                <text:p>126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2865">
                <text:p>128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3081">
                <text:p>130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3295">
                <text:p>132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3506">
                <text:p>135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3714">
                <text:p>137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3920">
                <text:p>139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124">
                <text:p>141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4326">
                <text:p>143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4525">
                <text:p>145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722">
                <text:p>147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917">
                <text:p>149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5110">
                <text:p>151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5301">
                <text:p>153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5489">
                <text:p>154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5676">
                <text:p>156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5860">
                <text:p>158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6043">
                <text:p>160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6223">
                <text:p>162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6402">
                <text:p>164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6754">
                <text:p>16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6927">
                <text:p>169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7098">
                <text:p>170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7268">
                <text:p>172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7436">
                <text:p>174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7602">
                <text:p>176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7766">
                <text:p>177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7929">
                <text:p>179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8090">
                <text:p>180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8250">
                <text:p>182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8408">
                <text:p>184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8564">
                <text:p>185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8719">
                <text:p>187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8873">
                <text:p>188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9024">
                <text:p>190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9324">
                <text:p>193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9471">
                <text:p>194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9617">
                <text:p>196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9762">
                <text:p>197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9905">
                <text:p>199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0047">
                <text:p>200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0188">
                <text:p>20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0327">
                <text:p>203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0465">
                <text:p>20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0602">
                <text:p>206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0737">
                <text:p>207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0872">
                <text:p>208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1005">
                <text:p>210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1136">
                <text:p>211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1267">
                <text:p>212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1396">
                <text:p>213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1525">
                <text:p>215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1652">
                <text:p>216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1778">
                <text:p>217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1903">
                <text:p>219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2026">
                <text:p>220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2149">
                <text:p>221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2271">
                <text:p>222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2391">
                <text:p>223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2511">
                <text:p>225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2629">
                <text:p>226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2747">
                <text:p>227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2863">
                <text:p>228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2979">
                <text:p>229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3093">
                <text:p>230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3207">
                <text:p>232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3319">
                <text:p>233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3431">
                <text:p>234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3542">
                <text:p>235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3651">
                <text:p>236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3760">
                <text:p>237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3868">
                <text:p>238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3975">
                <text:p>239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4082">
                <text:p>240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4187">
                <text:p>241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4291">
                <text:p>242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4395">
                <text:p>243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4498">
                <text:p>244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4701">
                <text:p>247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4802">
                <text:p>248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4901">
                <text:p>249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5000">
                <text:p>2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 LibreOffice_project/64a0f66915f38c6217de274f0aa8e156189247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